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170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mm" fo:break-before="auto" style:use-optimal-row-height="true"/>
    </style:style>
    <style:style style:name="ro4" style:family="table-row">
      <style:table-row-properties style:row-height="20.55mm" fo:break-before="auto" style:use-optimal-row-height="true"/>
    </style:style>
    <style:style style:name="ro5" style:family="table-row">
      <style:table-row-properties style:row-height="32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1.76pt solid #b2b2b2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1.76pt solid #b2b2b2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order="1.76pt solid #b2b2b2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1.76pt solid #b2b2b2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1.76pt solid #b2b2b2" style:vertical-align="middle"/>
    </style:style>
    <style:style style:name="ce17" style:family="table-cell" style:parent-style-name="Default">
      <style:table-cell-properties fo:wrap-option="wrap" fo:border="1.76pt solid #b2b2b2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F4">
        <table:table-column table:style-name="co1" table:default-cell-style-name="ce3"/>
        <table:table-column table:style-name="co2" table:number-columns-repeated="2" table:default-cell-style-name="ce3"/>
        <table:table-column table:style-name="co1" table:default-cell-style-name="ce6"/>
        <table:table-column table:style-name="co3" table:default-cell-style-name="ce3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Repas/apéro</text:p>
          </table:table-cell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Date</text:p>
          </table:table-cell>
          <table:table-cell table:style-name="ce1" office:value-type="string" calcext:value-type="string">
            <text:p>Prénom et nom : </text:p>
          </table:table-cell>
          <table:table-cell table:style-name="ce1" office:value-type="string" calcext:value-type="string">
            <text:p>Appréciation</text:p>
          </table:table-cell>
          <table:table-cell table:style-name="ce8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pas</text:p>
          </table:table-cell>
          <table:table-cell table:style-name="ce2" office:value-type="string" calcext:value-type="string">
            <text:p>Ratatouille niçoise</text:p>
          </table:table-cell>
          <table:table-cell table:style-name="ce5" office:value-type="date" office:date-value="2020-07-08" calcext:value-type="date">
            <text:p>08/07/20</text:p>
          </table:table-cell>
          <table:table-cell table:style-name="ce2" office:value-type="string" calcext:value-type="string">
            <text:p>Marie-Sarah Laroche</text:p>
          </table:table-cell>
          <table:table-cell table:style-name="ce7" office:value-type="string" calcext:value-type="string">
            <text:p>Marie-Sarah a apprécié le goût des légumes rehaussé par la cuisson au SCI.</text:p>
          </table:table-cell>
          <table:table-cell table:style-name="ce9" table:number-columns-repeated="1018"/>
        </table:table-row>
        <table:table-row table:style-name="ro3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Repas</text:p>
          </table:table-cell>
          <table:table-cell table:style-name="ce2" office:value-type="string" calcext:value-type="string">
            <text:p>Soupe estivale</text:p>
          </table:table-cell>
          <table:table-cell table:style-name="ce5" office:value-type="date" office:date-value="2020-07-13" calcext:value-type="date">
            <text:p>13/07/20</text:p>
          </table:table-cell>
          <table:table-cell table:style-name="ce2" office:value-type="string" calcext:value-type="string">
            <text:p>Régis Leruste</text:p>
          </table:table-cell>
          <table:table-cell table:style-name="ce7" office:value-type="string" calcext:value-type="string">
            <text:p>Luka (11 ans) et Gabriel (8 ans) ont attribué respectivement les notes de 10/10 et 9/10 </text:p>
            <text:p>Bruno et Edina ont apprécié la saveur naturelle et bio.</text:p>
          </table:table-cell>
          <table:table-cell table:style-name="ce9" table:number-columns-repeated="1018"/>
        </table:table-row>
        <table:table-row table:style-name="ro4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Repas</text:p>
          </table:table-cell>
          <table:table-cell table:style-name="ce2" office:value-type="string" calcext:value-type="string">
            <text:p>Dahl d’été</text:p>
          </table:table-cell>
          <table:table-cell table:style-name="ce5" office:value-type="date" office:date-value="2020-07-25" calcext:value-type="date">
            <text:p>25/07/20</text:p>
          </table:table-cell>
          <table:table-cell table:style-name="ce2" office:value-type="string" calcext:value-type="string">
            <text:p>Bruno Leruste</text:p>
          </table:table-cell>
          <table:table-cell table:style-name="ce7" office:value-type="string" calcext:value-type="string">
            <text:p>Luka attribue la note de 6/10</text:p>
            <text:p>Régis : l'été les légumes regorgent d'eau, à la cuisson, il en résulte un jus de cuisson abondant.</text:p>
            <text:p>L'idée est d'utiliser ce jus pour cuire les lentilles.</text:p>
            <text:p>Il faut toutefois : soit les introduire à mi-cuisson, </text:p>
            <text:p>Soit prévoir l'ajout de liquide en quantité adéquate par rapport à celle des lentilles.</text:p>
          </table:table-cell>
          <table:table-cell table:style-name="ce9" table:number-columns-repeated="1018"/>
        </table:table-row>
        <table:table-row table:style-name="ro5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Apéro-projet</text:p>
          </table:table-cell>
          <table:table-cell table:style-name="ce2" office:value-type="string" calcext:value-type="string">
            <text:p>Lentilles carottes</text:p>
          </table:table-cell>
          <table:table-cell table:style-name="ce5" office:value-type="date" office:date-value="2020-09-19" calcext:value-type="date">
            <text:p>19/09/20</text:p>
          </table:table-cell>
          <table:table-cell table:style-name="ce2" office:value-type="string" calcext:value-type="string">
            <text:p>Régis Leruste</text:p>
          </table:table-cell>
          <table:table-cell table:style-name="ce17" office:value-type="string" calcext:value-type="string">
            <text:p>Jacotte : 5 étoiles ! le concept culinaire est excellent, il mérite une mise en valeur, il est subtil et raffiné         assaisonnement parfait, la texture de la lentille se maintien intacte</text:p>
            <text:p>Tristan : 5 étoiles !  les saveurs sont présentes, les qualités nutritionnelles et gustatives sont réelles , le système de cuisson intelligente est sur une belle trajectoire d'amélioration,  cette manière de cuisiner offre la possibilité de modifier ses habitudes culinaires en mangeant plus sain     </text:p>
            <text:p>Régis : merci à Jacotte et Tristan pour leur excellente participation, l'idée qui consiste à cuisiner des aliments simples est payante, la formule apéro-projet permet une rencontre culinaire simple et facile à organiser.</text:p>
          </table:table-cell>
          <table:table-cell table:style-name="ce9" table:number-columns-repeated="1018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/>
          <table:table-cell table:style-name="ce9" table:number-columns-repeated="1018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/>
          <table:table-cell table:style-name="ce9" table:number-columns-repeated="1018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/>
          <table:table-cell table:style-name="ce9" table:number-columns-repeated="1018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/>
          <table:table-cell table:style-name="ce9" table:number-columns-repeated="1018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/>
          <table:table-cell table:style-name="ce9" table:number-columns-repeated="1018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/>
          <table:table-cell table:style-name="ce9" table:number-columns-repeated="1018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/>
          <table:table-cell table:style-name="ce9" table:number-columns-repeated="1018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/>
          <table:table-cell table:style-name="ce9" table:number-columns-repeated="1018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/>
          <table:table-cell table:style-name="ce9" table:number-columns-repeated="1018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/>
          <table:table-cell table:style-name="ce9"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</text:span></text:p>
      </style:header>
      <style:header-left style:display="false"/>
      <style:footer>
        <style:region-left>
          <text:p>imprimé le <text:date style:data-style-name="N2" text:date-value="2020-09-20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7:24:39.336637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0-09-20T17:48:40.983188351</dc:date>
    <meta:editing-duration>PT32M41S</meta:editing-duration>
    <meta:editing-cycles>7</meta:editing-cycles>
    <meta:generator>LibreOffice/6.0.7.3$Linux_X86_64 LibreOffice_project/00m0$Build-3</meta:generator>
    <meta:document-statistic meta:table-count="1" meta:cell-count="40" meta:object-count="0"/>
  </office:meta>
</office:document-meta>
</file>